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T29" style:parent-style-name="DefaultParagraphFont" style:family="text">
      <style:text-properties fo:language="en" fo:country="US"/>
    </style:style>
  </office:automatic-styles>
  <office:body>
    <office:text text:use-soft-page-breaks="true">
      <text:p text:style-name="P1">&lt;!DOCTYPE html&gt;</text:p>
      <text:p text:style-name="P2">&lt;html lang="fr"&gt;</text:p>
      <text:p text:style-name="P3">&lt;head&gt;</text:p>
      <text:p text:style-name="P4"><text:s text:c="4"/>&lt;meta charset="UTF-8"&gt;</text:p>
      <text:p text:style-name="P5"><text:s text:c="4"/>&lt;meta name="viewport" content="width=device-width, initial-scale=1.0"&gt;</text:p>
      <text:p text:style-name="P6"><text:s text:c="4"/>&lt;title&gt;Politique de Confidentialité - WATTA&lt;/title&gt;</text:p>
      <text:p text:style-name="P7"><text:s text:c="4"/>&lt;style&gt;</text:p>
      <text:p text:style-name="P8"><text:s text:c="8"/>body {</text:p>
      <text:p text:style-name="P9"><text:s text:c="12"/>font-family: Arial, sans-serif;</text:p>
      <text:p text:style-name="P10"><text:s text:c="12"/>line-height: 1.6;</text:p>
      <text:p text:style-name="P11"><text:s text:c="12"/>margin: 20px;</text:p>
      <text:p text:style-name="P12"><text:s text:c="8"/>}</text:p>
      <text:p text:style-name="P13"><text:s text:c="8"/>h1, h2 {</text:p>
      <text:p text:style-name="P14"><text:s text:c="12"/>color: #333;</text:p>
      <text:p text:style-name="P15"><text:s text:c="8"/>}</text:p>
      <text:p text:style-name="P16"><text:s text:c="8"/>p {</text:p>
      <text:p text:style-name="P17"><text:s text:c="12"/>margin-bottom: 15px;</text:p>
      <text:p text:style-name="P18"><text:s text:c="8"/>}</text:p>
      <text:p text:style-name="P19"><text:s text:c="8"/>.container {</text:p>
      <text:p text:style-name="P20"><text:s text:c="12"/>max-width: 800px;</text:p>
      <text:p text:style-name="P21"><text:s text:c="12"/>margin: 0 auto;</text:p>
      <text:p text:style-name="P22"><text:s text:c="8"/>}</text:p>
      <text:p text:style-name="P23"><text:s text:c="4"/>&lt;/style&gt;</text:p>
      <text:p text:style-name="P24">&lt;/head&gt;</text:p>
      <text:p text:style-name="P25">&lt;body&gt;</text:p>
      <text:p text:style-name="P26"><text:s text:c="4"/>&lt;div class="container"&gt;</text:p>
      <text:p text:style-name="Normal"><text:span text:style-name="T27"><text:s text:c="8"/></text:span>&lt;h1&gt;Politique de Confidentialité de WATTA&lt;/h1&gt;</text:p>
      <text:p text:style-name="Normal"><text:s text:c="8"/>&lt;p&gt;&lt;em&gt;Dernière mise à jour : 18/02/2025&lt;/em&gt;&lt;/p&gt;</text:p>
      <text:p text:style-name="Normal"/>
      <text:p text:style-name="Normal"><text:s text:c="8"/>&lt;h2&gt;1. Introduction&lt;/h2&gt;</text:p>
      <text:soft-page-break/>
      <text:p text:style-name="Normal"><text:s text:c="8"/>&lt;p&gt;Bienvenue sur **WATTA**, l'application d'achat, de vente et de rendement en ligne dans l'écosystème Pi Network. Votre confiance est primordiale pour nous, et nous nous engageons à protéger votre vie privée et vos données personnelles. Cette politique de confidentialité explique comment nous collectons, utilisons et protégeons vos informations.&lt;/p&gt;</text:p>
      <text:p text:style-name="Normal"/>
      <text:p text:style-name="Normal"><text:s text:c="8"/>&lt;h2&gt;2. Collecte des Informations&lt;/h2&gt;</text:p>
      <text:p text:style-name="Normal"><text:s text:c="8"/>&lt;p&gt;Pour fournir nos services, nous collectons les informations suivantes :&lt;/p&gt;</text:p>
      <text:p text:style-name="Normal"><text:s text:c="8"/>&lt;ul&gt;</text:p>
      <text:p text:style-name="Normal"><text:s text:c="12"/>&lt;li&gt;&lt;strong&gt;Informations personnelles&lt;/strong&gt; : nom, adresse e-mail, identifiant Pi Network, etc.&lt;/li&gt;</text:p>
      <text:p text:style-name="Normal"><text:s text:c="12"/>&lt;li&gt;&lt;strong&gt;Informations de transaction&lt;/strong&gt; : détails des achats, ventes et rendements.&lt;/li&gt;</text:p>
      <text:p text:style-name="Normal"><text:s text:c="12"/>&lt;li&gt;&lt;strong&gt;Données d'utilisation&lt;/strong&gt; : historique de navigation, adresse IP, appareil utilisé.&lt;/li&gt;</text:p>
      <text:p text:style-name="Normal"><text:s text:c="8"/>&lt;/ul&gt;</text:p>
      <text:p text:style-name="Normal"/>
      <text:p text:style-name="Normal"><text:s text:c="8"/>&lt;h2&gt;3. Utilisation des Informations&lt;/h2&gt;</text:p>
      <text:p text:style-name="Normal"><text:s text:c="8"/>&lt;p&gt;Nous utilisons vos informations pour :&lt;/p&gt;</text:p>
      <text:p text:style-name="Normal"><text:s text:c="8"/>&lt;ul&gt;</text:p>
      <text:p text:style-name="Normal"><text:s text:c="12"/>&lt;li&gt;Faciliter les transactions sur la plateforme WATTA.&lt;/li&gt;</text:p>
      <text:p text:style-name="Normal"><text:s text:c="12"/>&lt;li&gt;Améliorer et personnaliser votre expérience utilisateur.&lt;/li&gt;</text:p>
      <text:p text:style-name="Normal"><text:s text:c="12"/>&lt;li&gt;Vous informer des mises à jour, des promotions et des nouveautés.&lt;/li&gt;</text:p>
      <text:p text:style-name="Normal"><text:s text:c="12"/>&lt;li&gt;Assurer la sécurité et la prévention des fraudes.&lt;/li&gt;</text:p>
      <text:p text:style-name="Normal"><text:s text:c="8"/>&lt;/ul&gt;</text:p>
      <text:p text:style-name="Normal"/>
      <text:p text:style-name="Normal"><text:s text:c="8"/>&lt;h2&gt;4. Partage des Informations&lt;/h2&gt;</text:p>
      <text:p text:style-name="Normal"><text:s text:c="8"/>&lt;p&gt;Nous ne partageons vos informations personnelles qu'avec votre consentement ou dans les cas suivants :&lt;/p&gt;</text:p>
      <text:p text:style-name="Normal"><text:s text:c="8"/>&lt;ul&gt;</text:p>
      <text:p text:style-name="Normal"><text:s text:c="12"/>&lt;li&gt;Avec des partenaires de confiance pour fournir des services spécifiques (ex : traitement des paiements).&lt;/li&gt;</text:p>
      <text:p text:style-name="Normal"><text:s text:c="12"/>&lt;li&gt;Pour respecter des obligations légales ou répondre à des demandes gouvernementales.&lt;/li&gt;</text:p>
      <text:p text:style-name="Normal"><text:s text:c="12"/>&lt;li&gt;Pour protéger les droits, la propriété ou la sécurité de WATTA, de ses utilisateurs ou du public.&lt;/li&gt;</text:p>
      <text:soft-page-break/>
      <text:p text:style-name="Normal"><text:s text:c="8"/>&lt;/ul&gt;</text:p>
      <text:p text:style-name="Normal"/>
      <text:p text:style-name="Normal"><text:s text:c="8"/>&lt;h2&gt;5. Sécurité des Données&lt;/h2&gt;</text:p>
      <text:p text:style-name="Normal"><text:s text:c="8"/>&lt;p&gt;Nous mettons en œuvre des mesures de sécurité techniques et organisationnelles pour protéger vos informations contre tout accès non autorisé, altération, divulgation ou destruction. Cependant, aucune méthode de transmission ou de stockage n'est totalement sécurisée, et nous ne pouvons garantir une sécurité absolue.&lt;/p&gt;</text:p>
      <text:p text:style-name="Normal"/>
      <text:p text:style-name="Normal"><text:s text:c="8"/>&lt;h2&gt;6. Vos Droits&lt;/h2&gt;</text:p>
      <text:p text:style-name="Normal"><text:s text:c="8"/>&lt;p&gt;Vous avez le droit de :&lt;/p&gt;</text:p>
      <text:p text:style-name="Normal"><text:s text:c="8"/>&lt;ul&gt;</text:p>
      <text:p text:style-name="Normal"><text:s text:c="12"/>&lt;li&gt;Accéder à vos données personnelles et en obtenir une copie.&lt;/li&gt;</text:p>
      <text:p text:style-name="Normal"><text:s text:c="12"/>&lt;li&gt;Demander la correction ou la suppression de vos données.&lt;/li&gt;</text:p>
      <text:p text:style-name="Normal"><text:s text:c="12"/>&lt;li&gt;Vous opposer au traitement de vos données.&lt;/li&gt;</text:p>
      <text:p text:style-name="Normal"><text:s text:c="12"/>&lt;li&gt;Retirer votre consentement à tout moment.&lt;/li&gt;</text:p>
      <text:p text:style-name="Normal"><text:s text:c="8"/>&lt;/ul&gt;</text:p>
      <text:p text:style-name="Normal"><text:s text:c="8"/>&lt;p&gt;Pour exercer ces droits, contactez-nous à l'adresse indiquée ci-dessous.&lt;/p&gt;</text:p>
      <text:p text:style-name="Normal"/>
      <text:p text:style-name="Normal"><text:s text:c="8"/>&lt;h2&gt;7. Modifications de la Politique de Confidentialité&lt;/h2&gt;</text:p>
      <text:p text:style-name="Normal"><text:s text:c="8"/>&lt;p&gt;Nous pouvons mettre à jour cette politique de confidentialité pour refléter les changements dans nos pratiques ou les exigences légales. Nous vous informerons de toute modification en publiant la nouvelle politique sur cette page. Nous vous encourageons à consulter régulièrement cette politique pour rester informé.&lt;/p&gt;</text:p>
      <text:p text:style-name="Normal"/>
      <text:p text:style-name="Normal"><text:s text:c="8"/>&lt;h2&gt;8. Contact&lt;/h2&gt;</text:p>
      <text:p text:style-name="Normal"><text:s text:c="8"/>&lt;p&gt;Si vous avez des questions concernant cette politique de confidentialité ou si vous souhaitez exercer vos droits, veuillez nous contacter à l'adresse suivante :&lt;/p&gt;</text:p>
      <text:p text:style-name="Normal"><text:s text:c="8"/><text:span text:style-name="T28">&lt;p&gt;&lt;strong&gt;Email :&lt;/strong&gt; &lt;a href="mailto:wattaentreprise@gmail.com"&gt;wattaentreprise@gmail.com&lt;/a&gt;&lt;/p&gt;</text:span></text:p>
      <text:p text:style-name="Normal"><text:span text:style-name="T29"><text:s text:c="4"/></text:span>&lt;/div&gt;</text:p>
      <text:p text:style-name="Normal">&lt;/body&gt;</text:p>
      <text:p text:style-name="Normal">&lt;/html&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I"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ouadio joel magloire koffi</meta:initial-creator>
    <dc:creator>kouadio joel magloire koffi</dc:creator>
    <meta:creation-date>2025-02-18T09:49:00Z</meta:creation-date>
    <dc:date>2025-02-18T09:50:00Z</dc:date>
    <meta:template xlink:href="Normal" xlink:type="simple"/>
    <meta:editing-cycles>1</meta:editing-cycles>
    <meta:editing-duration>PT60S</meta:editing-duration>
    <meta:document-statistic meta:page-count="3" meta:paragraph-count="8" meta:word-count="642" meta:character-count="4166" meta:row-count="29" meta:non-whitespace-character-count="3532"/>
  </office:meta>
</office:document-meta>
</file>